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In München steht ein Hofbräuhaus, dort gibt es Bier in Maßkrüge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 München steht ein Hofbräuhaus, dort gibt es Bier in Maßkrüge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In München steht ein Hofbräuhaus, dort gibt es Bier in Maßkrüge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n München steht ein Hofbräuhaus, dort gibt es Bier in Maßkrügen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2">12.11.2008</text:date>, <text:time>19:10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1-12T19:03:38</meta:creation-date>
    <dc:date>2008-11-12T19:10:12</dc:date>
    <meta:editing-duration>PT00H06M35S</meta:editing-duration>
    <meta:editing-cycles>1</meta:editing-cycles>
    <meta:document-statistic meta:table-count="3" meta:cell-count="4" meta:object-count="0"/>
    <meta:generator>OpenOffice.org/3.0$Linux OpenOffice.org_project/300m7$Build-9354</meta:generator>
  </office:meta>
</office:document-meta>
</file>